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float" office:value="18" table:style-name="ce4">
            <text:p>18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30" table:style-name="ce7">
            <text:p>30</text:p>
          </table:table-cell>
          <table:table-cell office:value-type="float" office:value="19" table:style-name="ce7">
            <text:p>19</text:p>
          </table:table-cell>
          <table:table-cell office:value-type="float" office:value="25" table:style-name="ce7">
            <text:p>25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7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float" office:value="11" table:style-name="ce7">
            <text:p>11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19" table:style-name="ce7">
            <text:p>19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9">
            <text:p>2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0:07Z</dc:date>
  </office:meta>
</office:document-meta>
</file>